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styles.xml"/>
  <manifest:file-entry manifest:media-type="application/rdf+xml" manifest:full-path="manifest.rdf"/>
  <manifest:file-entry manifest:media-type="text/xml" manifest:full-path="settings.xml"/>
  <manifest:file-entry manifest:media-type="image/png" manifest:full-path="Pictures/10000000000000200000002000309F1C.png"/>
  <manifest:file-entry manifest:media-type="text/xml" manifest:full-path="content.xml"/>
  <manifest:file-entry manifest:media-type="" manifest:full-path="ObjectReplacements/Object 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gif" manifest:full-path="Object 2/Pictures/100000000000013F00000200187FAE2C.gif"/>
  <manifest:file-entry manifest:media-type="text/xml" manifest:full-path="Object 2/settings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spreadsheet" manifest:full-path="Object 2/"/>
  <manifest:file-entry manifest:media-type="image/png" manifest:full-path="Thumbnails/thumbnail.png"/>
  <manifest:file-entry manifest:media-type="text/xml" manifest:full-path="Object 1/setting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Times New Roman" svg:font-family="'Times New Roman'"/>
    <style:font-face style:name="Times New Roman3" svg:font-family="'Times New Roman'" style:font-adornments="Regular" style:font-family-generic="roman"/>
    <style:font-face style:name="Andale Mono" svg:font-family="'Andale Mono'" style:font-family-generic="modern" style:font-pitch="fixed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4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Footer">
      <style:paragraph-properties fo:text-align="justify" style:justify-single-word="false">
        <style:tab-stops>
          <style:tab-stop style:position="8.498cm" style:type="center"/>
          <style:tab-stop style:position="18.023cm" style:type="right"/>
        </style:tab-stops>
      </style:paragraph-properties>
      <style:text-properties fo:language="en" fo:country="US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text-align="center" style:justify-single-word="false"/>
      <style:text-properties fo:language="en" fo:country="US"/>
    </style:style>
    <style:style style:name="P5" style:family="paragraph" style:parent-style-name="Text_20_body">
      <style:text-properties fo:language="en" fo:country="US" fo:font-style="normal" style:font-style-asian="normal" style:font-style-complex="normal"/>
    </style:style>
    <style:style style:name="P6" style:family="paragraph" style:parent-style-name="Text_20_body">
      <style:paragraph-properties fo:text-align="center" style:justify-single-word="false"/>
      <style:text-properties fo:color="#000000" style:font-name="Times New Roman2" fo:language="en" fo:country="US" fo:font-weight="bold" style:font-name-asian="HG Mincho Light J" style:font-weight-asian="bold" style:font-name-complex="Arial Unicode MS" style:font-weight-complex="bold"/>
    </style:style>
    <style:style style:name="P7" style:family="paragraph" style:parent-style-name="Title">
      <style:paragraph-properties fo:margin-top="0.199cm" fo:margin-bottom="0.199cm" fo:text-align="center" style:justify-single-word="false"/>
      <style:text-properties fo:color="#000000" style:font-name="Times New Roman2" fo:language="en" fo:country="US" fo:font-weight="bold" style:font-name-asian="HG Mincho Light J" style:font-weight-asian="bold" style:font-name-complex="Arial Unicode MS" style:font-weight-complex="bold"/>
    </style:style>
    <style:style style:name="P8" style:family="paragraph" style:parent-style-name="Text_20_body_20_indent">
      <style:text-properties fo:language="en" fo:country="US" fo:font-style="italic" style:font-style-asian="italic" style:font-style-complex="italic"/>
    </style:style>
    <style:style style:name="P9" style:family="paragraph" style:parent-style-name="Hanging_20_indent">
      <style:text-properties fo:language="en" fo:country="US"/>
    </style:style>
    <style:style style:name="P10" style:family="paragraph" style:parent-style-name="Text_20_body">
      <style:paragraph-properties fo:margin-top="0cm" fo:margin-bottom="0.199cm"/>
      <style:text-properties fo:color="#000000" style:font-name="Times New Roman1" fo:language="en" fo:country="US" fo:font-weight="normal" style:font-weight-asian="bold" style:font-weight-complex="bold"/>
    </style:style>
    <style:style style:name="P11" style:family="paragraph" style:parent-style-name="Text_20_body">
      <style:paragraph-properties fo:margin-top="0cm" fo:margin-bottom="0.199cm"/>
      <style:text-properties fo:color="#000000" fo:language="en" fo:country="US"/>
    </style:style>
    <style:style style:name="P12" style:family="paragraph" style:parent-style-name="Horizontal_20_Line">
      <style:text-properties fo:language="en" fo:country="US"/>
    </style:style>
    <style:style style:name="P13" style:family="paragraph" style:parent-style-name="Text_20_body">
      <style:paragraph-properties fo:margin-left="2cm" fo:margin-right="0cm" fo:text-indent="-0.635cm" style:auto-text-indent="false"/>
    </style:style>
    <style:style style:name="P14" style:family="paragraph" style:parent-style-name="Text_20_body">
      <style:paragraph-properties fo:margin-left="2cm" fo:margin-right="0cm" fo:text-indent="-0.635cm" style:auto-text-indent="false"/>
      <style:text-properties fo:language="en" fo:country="US" fo:font-style="normal" style:font-style-asian="normal" style:font-style-complex="normal"/>
    </style:style>
    <style:style style:name="P15" style:family="paragraph" style:parent-style-name="Heading_20_1">
      <style:text-properties fo:font-size="18pt" fo:language="en" fo:country="US" fo:font-weight="bold"/>
    </style:style>
    <style:style style:name="P16" style:family="paragraph" style:parent-style-name="Heading_20_1">
      <style:text-properties fo:font-size="18pt" fo:language="en" fo:country="US" fo:font-weight="bold" style:font-size-asian="10pt" style:font-size-complex="10pt"/>
    </style:style>
    <style:style style:name="P17" style:family="paragraph" style:parent-style-name="Heading_20_1">
      <style:text-properties fo:language="en" fo:country="US"/>
    </style:style>
    <style:style style:name="P18" style:family="paragraph" style:parent-style-name="Standard">
      <style:text-properties fo:font-size="6pt" fo:language="en" fo:country="US" style:font-size-asian="6pt" style:font-size-complex="6pt"/>
    </style:style>
    <style:style style:name="P19" style:family="paragraph" style:parent-style-name="Standard">
      <style:text-properties fo:language="en" fo:country="US" fo:font-style="normal" style:font-style-asian="normal" style:font-style-complex="normal"/>
    </style:style>
    <style:style style:name="P20" style:family="paragraph" style:parent-style-name="Horizontal_20_Line" style:list-style-name="L2">
      <style:text-properties fo:language="en" fo:country="US"/>
    </style:style>
    <style:style style:name="P21" style:family="paragraph" style:parent-style-name="Text_20_body" style:master-page-name="HTML">
      <style:paragraph-properties fo:margin-top="0.199cm" fo:margin-bottom="0.199cm" style:page-number="auto"/>
      <style:text-properties fo:color="#000000" style:font-name="Times New Roman1" fo:font-size="12pt" fo:language="en" fo:country="US" fo:font-weight="normal" style:font-size-asian="12pt" style:font-weight-asian="bold" style:font-size-complex="12pt" style:font-weight-complex="bold"/>
    </style:style>
    <style:style style:name="P22" style:family="paragraph" style:parent-style-name="Text_20_body">
      <style:text-properties fo:language="en" fo:country="US" fo:font-style="normal" style:font-style-asian="normal" style:font-style-complex="normal"/>
    </style:style>
    <style:style style:name="P23" style:family="paragraph" style:parent-style-name="Text_20_body" style:list-style-name="L3">
      <style:text-properties fo:language="en" fo:country="US" fo:font-style="normal" style:font-style-asian="normal" style:font-style-complex="normal"/>
    </style:style>
    <style:style style:name="P24" style:family="paragraph" style:parent-style-name="Text_20_body" style:list-style-name="L4">
      <style:text-properties fo:language="en" fo:country="US" fo:font-style="normal" style:font-style-asian="normal" style:font-style-complex="normal"/>
    </style:style>
    <style:style style:name="P25" style:family="paragraph" style:parent-style-name="Text_20_body" style:list-style-name="L1">
      <style:paragraph-properties fo:margin-top="0cm" fo:margin-bottom="0cm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font-size="18pt" fo:font-weight="bold"/>
    </style:style>
    <style:style style:name="T3" style:family="text">
      <style:text-properties fo:font-size="18pt" fo:font-weight="bold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Courier New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style:text-position="super 58%" fo:font-style="italic" style:font-style-asian="italic" style:font-style-complex="italic"/>
    </style:style>
    <style:style style:name="T17" style:family="text">
      <style:text-properties style:text-position="0% 100%"/>
    </style:style>
    <style:style style:name="T18" style:family="text">
      <style:text-properties style:text-position="0% 100%" fo:font-style="italic" style:font-style-asian="italic" style:font-style-complex="italic"/>
    </style:style>
    <style:style style:name="T19" style:family="text">
      <style:text-properties style:text-position="0% 100%" style:font-name="Times New Roman3"/>
    </style:style>
    <style:style style:name="T20" style:family="text">
      <style:text-properties style:text-position="0% 100%" style:font-name="Times New Roman3" fo:font-style="italic" style:font-name-asian="Times New Roman3" style:font-style-asian="italic" style:font-name-complex="Times New Roman3" style:font-style-complex="italic"/>
    </style:style>
    <style:style style:name="T21" style:family="text">
      <style:text-properties style:text-position="sub 58%" fo:font-style="italic" style:font-style-asian="italic" style:font-style-complex="italic"/>
    </style:style>
    <style:style style:name="T22" style:family="text">
      <style:text-properties style:font-name="Times New Roman4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Times New Roman4" fo:language="en" fo:country="US"/>
    </style:style>
    <style:style style:name="fr1" style:family="graphic" style:parent-style-name="OLE">
      <style:graphic-properties style:vertical-pos="middle" style:vertical-rel="baseline" style:horizontal-pos="from-left" style:horizontal-rel="page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HTML_ON"/>
        <text:variable-decl office:value-type="string" text:name="HTML_OFF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 text:c="6"/><draw:frame draw:style-name="fr1" draw:name="Object2" text:anchor-type="as-char" svg:width="17.692cm" svg:height="2.815cm" draw:z-index="0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p text:style-name="P18"><text:s text:c="2"/></text:p>
      <text:p text:style-name="P7">Users Guide for NLDiffLoc</text:p>
      <text:p text:style-name="P6">Non-Linear Differential Location</text:p>
      <text:p text:style-name="P4">[<text:date style:data-style-name="N84" text:date-value="2014-05-16T09:35:58.99">2014-05-16</text:date> - <text:s/>NLDiffLoc Version 0.0.1]</text:p>
      <text:p text:style-name="P2"><text:span text:style-name="T10">Anthony Lomax</text:span><text:span text:style-name="T9"><text:line-break/></text:span><text:span text:style-name="T11">ALomax Scientific, Mouans-Sartoux, France. </text:span><text:a xlink:type="simple" xlink:href="mailto:anthony@alomax.net"><text:span text:style-name="T11">anthony@alomax.net</text:span></text:a></text:p>
      <text:p text:style-name="P12"/>
      <text:list xml:id="list2552222615919246997" text:style-name="L1">
        <text:list-item>
          <text:p text:style-name="P25"><text:a xlink:type="simple" xlink:href="#1.Introduction |outline"><text:span text:style-name="T1">Introduction</text:span></text:a><text:span text:style-name="T1"> </text:span></text:p>
        </text:list-item>
        <text:list-item>
          <text:p text:style-name="P25"><text:a xlink:type="simple" xlink:href="#3.Program Requirements |outline"><text:span text:style-name="T1">Program Requirements</text:span></text:a></text:p>
        </text:list-item>
        <text:list-item>
          <text:p text:style-name="P25"><text:a xlink:type="simple" xlink:href="#3.Installing NLDiffLoc |outline"><text:span text:style-name="T1">Installing NLDiffLoc</text:span></text:a></text:p>
        </text:list-item>
        <text:list-item>
          <text:p text:style-name="P25"><text:a xlink:type="simple" xlink:href="#4.Running NLDiffLoc, Examples|outline"><text:span text:style-name="T1">Running NLDiffLoc, Examples</text:span></text:a></text:p>
        </text:list-item>
        <text:list-item>
          <text:p text:style-name="P25"><text:a xlink:type="simple" xlink:href="#5.Output Files |outline"><text:span text:style-name="T1">Output Files</text:span></text:a></text:p>
        </text:list-item>
        <text:list-item>
          <text:p text:style-name="P25"><text:a xlink:type="simple" xlink:href="#6.Algorithm Description|outline"><text:span text:style-name="T1">Algorithm Description</text:span></text:a></text:p>
        </text:list-item>
        <text:list-item>
          <text:p text:style-name="P25"><text:a xlink:type="simple" xlink:href="#6.References |outline"><text:span text:style-name="T1">References</text:span></text:a></text:p>
        </text:list-item>
        <text:list-item>
          <text:p text:style-name="P25"><text:a xlink:type="simple" xlink:href="#8.Revision History Notes |outline"><text:span text:style-name="T1">Revision History Notes</text:span></text:a></text:p>
        </text:list-item>
      </text:list>
      <text:p text:style-name="P12"/>
      <text:h text:style-name="P15" text:outline-level="1">Introduction</text:h>
      <text:p text:style-name="P3">The program NLDiffLoc performs differential earthquake location (e.g., Got, 1994; Waldhauser and <text:s/>Ellsworth, 2000) using a direct, global-search inversion algorithm to optimize the relative position of nearby earthquakes using differential, phase arrival time measures at common stations for pairs of events. <text:s/>NLDiffLoc can be used with 3D velocity models and produces comprehensive solution uncertainty information in the form of a probability density function (<text:span text:style-name="T7">PDF</text:span>). <text:s/>Other differential locations codes, such as HypoDD (Waldhauser, 2001), use iterative, linearized inversion for optimization and extract approximate and simplified (i.e. Gaussian) solution uncertainty information from the inversion matrices. <text:s/>These linearized approaches, however, can be applied to much larger data sets than can NLDiffLoc.</text:p>
      <text:p text:style-name="Text_20_body"><text:span text:style-name="T9">The NLDiffLoc program is part of the NonLinLoc earthquake location package (</text:span><text:a xlink:type="simple" xlink:href="http://alomax.net/nlloc"><text:span text:style-name="T9">http://alomax.net/nlloc</text:span></text:a><text:span text:style-name="T9">); the use of NLDiffLoc <text:s/>requires use of NonLinLoc tools to construct the velocity model (NonLinLoc program Vel2Grid) and to calculate travel times and ray angles (NonLinLoc program Grid2Time). <text:s/>The results can be visualized using SeismicityViewer (</text:span><text:a xlink:type="simple" xlink:href="http://alomax.net/seismicity"><text:span text:style-name="T9">http://alomax.net/seismicity</text:span></text:a><text:span text:style-name="T9">) and can be contoured and plotted using the NonLinLoc program Grid2GMT and the GMT plotting package (</text:span><text:a xlink:type="simple" xlink:href="http://gmt.soest.hawaii.edu/"><text:span text:style-name="T9">http://gmt.soest.hawaii.edu</text:span></text:a><text:span text:style-name="T9">).</text:span></text:p>
      <text:p text:style-name="P3">NonLinLoc is distributed under the terms of the GNU General Public License:</text:p>
      <text:p text:style-name="P8">This program is free software: you can redistribute it and/or modify it under the terms of the GNU General Public License as published by the Free Software Foundation, either version 3 of the License, or (at your option) any later version.</text:p>
      <text:p text:style-name="P8">This program is distributed in the hope that it will be useful, but WITHOUT ANY WARRANTY; without even the implied warranty of MERCHANTABILITY or FITNESS FOR A PARTICULAR PURPOSE. <text:s/><text:soft-page-break/>See the GNU General Public License for more details. </text:p>
      <text:p text:style-name="Text_20_body_20_indent"><text:span text:style-name="T11">You should have received a copy of the GNU General Public License along with this program. <text:s/>If not, see </text:span><text:a xlink:type="simple" xlink:href="http://www.gnu.org/licenses"><text:span text:style-name="T11">http://www.gnu.org/licenses</text:span></text:a><text:span text:style-name="T11">.</text:span></text:p>
      <text:p text:style-name="P12"/>
      <text:h text:style-name="P17" text:outline-level="1"><text:span text:style-name="T2">Program Requirements</text:span> </text:h>
      <text:p text:style-name="Text_20_body"><text:span text:style-name="T9">Use of </text:span><text:span text:style-name="T12">NLDiffLoc</text:span><text:span text:style-name="T9"> requires that the NonLinLoc software package (available at </text:span><text:a xlink:type="simple" xlink:href="http://alomax.net/nlloc"><text:span text:style-name="T9">http://alomax.net/nlloc</text:span></text:a><text:span text:style-name="T9">; latest build: </text:span><text:a xlink:type="simple" xlink:href="http://alomax.net/nlloc/softbeta/tar"><text:span text:style-name="T9">http://alomax.net/nlloc/softbeta/tar</text:span></text:a><text:span text:style-name="T9">) is installed and that the NonLinLoc executables are on the system executable path. <text:s/>Optionally, for plotting location results, SeismicityViewer (</text:span><text:a xlink:type="simple" xlink:href="http://alomax.net/seismicity"><text:span text:style-name="T9">http://alomax.net/seismicity</text:span></text:a><text:span text:style-name="T9">) should <text:s/>be installed, and, for model, travel-time and map plotting, the executables from the plotting package GMT (available at </text:span><text:bookmark-start text:name="DDE_LINK1"/><text:span text:style-name="T9">http://www.soest.hawaii.edu/GMT/)</text:span><text:bookmark-end text:name="DDE_LINK1"/><text:span text:style-name="T9"> must be installed and available on the system executable path.</text:span></text:p>
      <text:p text:style-name="P3"><text:span text:style-name="T5">NLDiffLoc</text:span><text:span text:style-name="T4"> </text:span>has been developed and tested on Mac OS X 10.6.3 (BSD UNIX). <text:s/><text:span text:style-name="T5">NLDiffLoc</text:span> should compile and run correctly in a command-line shell on all Linux/UNIX based systems with GCC 4.2 or higher, or equivalent C compiler and linking support.</text:p>
      <text:p text:style-name="P12"/>
      <text:h text:style-name="P17" text:outline-level="1"><text:span text:style-name="T2">Installing NLDiffLoc</text:span> </text:h>
      <text:p text:style-name="P3">Install the NonLinLoc software package as described in the NonLinLoc distribution documentation. <text:s/><text:span text:style-name="T5"><text:s/>Run </text:span><text:span text:style-name="T14">make</text:span><text:span text:style-name="T5"> or </text:span><text:span text:style-name="T14">gmake</text:span><text:span text:style-name="T5">, and then </text:span><text:span text:style-name="T14">make NLDiffLoc_</text:span><text:span text:style-name="T5"> or </text:span><text:span text:style-name="T14">gmake NLDiffLoc_</text:span><text:span text:style-name="T5">. <text:s/>Install all executable files <text:s/>to a directory that is on the </text:span><text:span text:style-name="T14">PATH</text:span><text:span text:style-name="T5"> environment variable.</text:span></text:p>
      <text:list xml:id="list3259207048473351670" text:style-name="L2">
        <text:list-header>
          <text:p text:style-name="P20"/>
        </text:list-header>
      </text:list>
      <text:h text:style-name="P15" text:outline-level="1">Running NLDiffLoc, Examples</text:h>
      <text:p text:style-name="P3">TODO:</text:p>
      <text:p text:style-name="P12"/>
      <text:h text:style-name="P17" text:outline-level="1"><text:span text:style-name="T2">Output Files</text:span> </text:h>
      <text:p text:style-name="P3">TODO:</text:p>
      <text:p text:style-name="Text_20_body"><text:span text:style-name="T9">See NonLinLoc documentation </text:span><text:a xlink:type="simple" xlink:href="http://alomax.net/nlloc"><text:span text:style-name="T9">http://alomax.net/nlloc</text:span></text:a><text:span text:style-name="T9">.</text:span></text:p>
      <text:p text:style-name="P12"/>
      <text:h text:style-name="P16" text:outline-level="1">Algorithm Description</text:h>
      <text:p text:style-name="P5">NLDiffLoc optimizes the relative <text:span text:style-name="T8">x</text:span>, <text:span text:style-name="T8">y</text:span>, <text:span text:style-name="T8">z</text:span>, and <text:span text:style-name="T8">t</text:span> coordinates for a set of hypocenters given a set of differential phase arrival time measures at each station for multiple hypocenters. <text:s/></text:p>
      <text:p text:style-name="P5">NLDiffLoc optimizes the hypocenter coordinates using a non-linearized, global-search (a Metropolis random walk, see Mosegaard and Tarantola, 1995; Lomax et al., 2000; Lomax et al., 2009), which tests a large number of possible solutions in a forward manner. <text:s text:c="2"/>In this search, NLDiffLoc seeks to maximize the probabilistic solution likelihood (minimizing the misfit between measured and calculated differential phase arrival times) as the hypocenter coordinates are perturbed.</text:p>
      <text:p text:style-name="P5">NLDiffLoc evaluates the double-difference equation from Waldhauser and Ellsworth (2000; eq. 4) to determine the misfit and a solution likelihood; this is done using an L2 norm (equivalent to HypoDD ) or <text:soft-page-break/>an L1 norm (more robust with outlier data) in the function <text:span text:style-name="T14">NLDiffLoc.c → DiffLocCalcSolutionQuality_LN_NORM()</text:span>. <text:s/>The equation for the contribution to the <text:s/>likelihood for all arrival-time difference measures that concern an event <text:span text:style-name="T8">i</text:span> with coordinates <text:span text:style-name="T8">x</text:span>, <text:span text:style-name="T8">y</text:span>, <text:span text:style-name="T8">z</text:span>, and <text:span text:style-name="T8">t </text:span>is, for the L2 norm:</text:p>
      <text:p text:style-name="P5"><text:tab/><draw:frame draw:style-name="fr2" draw:name="Object1" text:anchor-type="as-char" svg:width="9.955cm" svg:height="1.184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,<text:tab/><text:tab/>(1)</text:p>
      <text:p text:style-name="P19">and for the L1 norm:</text:p>
      <text:p text:style-name="P5"><text:tab/><draw:frame draw:style-name="fr2" draw:name="Object3" text:anchor-type="as-char" svg:width="9.32cm" svg:height="1.125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,<text:tab/><text:tab/><text:tab/>(2)</text:p>
      <text:p text:style-name="P5">where <text:span text:style-name="T8">k</text:span> is a station with an arrival-time difference measure (...)<text:span text:style-name="T16">obs</text:span> between event <text:span text:style-name="T8">i</text:span> and another event <text:span text:style-name="T8">j</text:span>, (...)<text:span text:style-name="T16">cal</text:span><text:span text:style-name="T17"> is the calculated arrival-time difference at station </text:span><text:span text:style-name="T18">k</text:span><text:span text:style-name="T17"> for events </text:span><text:span text:style-name="T18">i</text:span><text:span text:style-name="T17"> and </text:span><text:span text:style-name="T18">j</text:span><text:span text:style-name="T17"> (difference, for events </text:span><text:span text:style-name="T18">i</text:span><text:span text:style-name="T17"> and </text:span><text:span text:style-name="T18">j</text:span><text:span text:style-name="T17">, of the sum of the calculated origin time </text:span><text:span text:style-name="T18">t</text:span><text:span text:style-name="T17"> and the calculated travel time from station </text:span><text:span text:style-name="T18">k</text:span><text:span text:style-name="T17"> to point </text:span><text:span text:style-name="T18">x</text:span><text:span text:style-name="T17">, </text:span><text:span text:style-name="T18">y</text:span><text:span text:style-name="T17">, </text:span><text:span text:style-name="T18">z.</text:span><text:span text:style-name="T17">), </text:span><text:span text:style-name="T19">σ</text:span><text:span text:style-name="T17"> is the uncertainty for a differential time measure, and </text:span><text:span text:style-name="T18">T</text:span><text:span text:style-name="T17"> is the current Metropolis temperature (</text:span><text:span text:style-name="T18">T</text:span><text:span text:style-name="T20">≥</text:span><text:span text:style-name="T17">1.0).</text:span></text:p>
      <text:p text:style-name="P5">Outline of NLDiffLoc program flow:</text:p>
      <text:p text:style-name="P5">Main program <text:s text:c="2"/>[<text:span text:style-name="T14">NLDiffLoc.c→main()</text:span>]:</text:p>
      <text:list xml:id="list3575338596766525225" text:style-name="L3">
        <text:list-item>
          <text:p text:style-name="P23">Read control file,</text:p>
        </text:list-item>
        <text:list-item>
          <text:p text:style-name="P23">Read phase difference data,</text:p>
        </text:list-item>
        <text:list-item>
          <text:p text:style-name="P23">Read initial hypocenter locations,</text:p>
        </text:list-item>
        <text:list-item>
          <text:p text:style-name="P23">Assign event indices to each phase difference datum,</text:p>
        </text:list-item>
        <text:list-item>
          <text:p text:style-name="P23">Perform differential location (see below),</text:p>
        </text:list-item>
        <text:list-item>
          <text:p text:style-name="P23">Save final phase arrival differences to files in NLL diff format and hypoDD cc format.</text:p>
        </text:list-item>
      </text:list>
      <text:p text:style-name="P5">Differential location <text:s/>[<text:span text:style-name="T14">NLDiffLoc.c→LocateDiff()</text:span>]:</text:p>
      <text:list xml:id="list1256190431610272014" text:style-name="L4">
        <text:list-item>
          <text:p text:style-name="P24">Save initial hypocenter locations (<text:span text:style-name="T14">*.diff_init.loc.hyp</text:span>),</text:p>
        </text:list-item>
        <text:list-item>
          <text:p text:style-name="P24">Initialize Metropolis random walk,</text:p>
        </text:list-item>
        <text:list-item>
          <text:p text:style-name="P24">Apply Metropolis random walk [<text:span text:style-name="T14">NLDiffLoc.c→DiffLocMetropolis()</text:span>]:</text:p>
        </text:list-item>
      </text:list>
      <text:p text:style-name="P14">In this walk, one of the hypocenters, <text:span text:style-name="T8">i</text:span>, with current total likelihood <text:span text:style-name="T18">L</text:span><text:span text:style-name="T21">i</text:span><text:span text:style-name="T16">current</text:span><text:span text:style-name="T18"> </text:span>for all arrival-time difference measures that concern event <text:span text:style-name="T8">i</text:span> <text:span text:style-name="T17">(eq. 1), </text:span>is perturbed in <text:span text:style-name="T8">x</text:span>, <text:span text:style-name="T8">y</text:span>, <text:span text:style-name="T8">z</text:span>, and <text:span text:style-name="T8">t</text:span>. <text:s/>Next, the likelihood for the perturbed <text:span text:style-name="T8">i</text:span>, <text:span text:style-name="T18">L</text:span><text:span text:style-name="T21">i</text:span><text:span text:style-name="T16">perturbed</text:span><text:span text:style-name="T8">,</text:span> <text:s/>is evaluated to check if the perturbation improves the fit to the data, in the sense of the Metropolis rule: always accept the perturbed solution if <text:span text:style-name="T8">L</text:span><text:span text:style-name="T21">i</text:span><text:span text:style-name="T16">perturbed</text:span> has higher likelihood than <text:span text:style-name="T18">L</text:span><text:span text:style-name="T21">i</text:span><text:span text:style-name="T16">current</text:span>, otherwise, accept with probability (<text:span text:style-name="T8">L</text:span><text:span text:style-name="T21">i</text:span><text:span text:style-name="T16">perturbed</text:span>/<text:span text:style-name="T8">L</text:span><text:span text:style-name="T21">i</text:span><text:span text:style-name="T16">current</text:span>); see Mosegaard and Tarantola, 1995, eq. 17. <text:s/>Note that this application of the Metropolis rule acts on the partial likelihood <text:span text:style-name="T18">L</text:span><text:span text:style-name="T21">i</text:span> for event <text:span text:style-name="T8">i</text:span>, and not the total likelihood <text:span text:style-name="T18">L</text:span> for all hypocenters and over arrival-time difference measures.</text:p>
      <text:p text:style-name="P14">The hypocenters are perturbed in sequential order, skipping hypocenters which are fixed (see control file → <text:span text:style-name="T14">DLOC_HYPFILE</text:span>) or which have no phase difference data. <text:s/>Hypocenters for which the acceptance rate of Metropolis samples or the average likelihood becomes too low are also skipped.</text:p>
      <text:p text:style-name="P13"><text:soft-page-break/><text:span text:style-name="T13">The perturbation in </text:span><text:span text:style-name="T11">x</text:span><text:span text:style-name="T13">, </text:span><text:span text:style-name="T11">y</text:span><text:span text:style-name="T13">, </text:span><text:span text:style-name="T11">z</text:span><text:span text:style-name="T13">, and </text:span><text:span text:style-name="T11">t</text:span><text:span text:style-name="T13"> is based on a variable step in </text:span><text:span text:style-name="T11">x</text:span><text:span text:style-name="T13">, </text:span><text:span text:style-name="T11">y</text:span><text:span text:style-name="T13">, </text:span><text:span text:style-name="T11">z</text:span><text:span text:style-name="T13"> and </text:span><text:span text:style-name="T11">t</text:span><text:span text:style-name="T13">/</text:span><text:span text:style-name="T15">MetVelocity</text:span><text:span text:style-name="T13">, see </text:span><text:span text:style-name="T15">NLDiffLoc.c→DiffLocGetNextMetropolisSample().</text:span><text:span text:style-name="T9"> <text:s/>The step is</text:span><text:span text:style-name="T13"> </text:span><text:span text:style-name="T15">temperature*metrop_dx[nHypo]</text:span><text:span text:style-name="T22">,</text:span><text:span text:style-name="T23"> </text:span><text:span text:style-name="T9">w</text:span><text:span text:style-name="T13">here </text:span><text:span text:style-name="T15">temperature</text:span><text:span text:style-name="T13"> decreases from </text:span><text:span text:style-name="T15">MetInititalTemperature</text:span><text:span text:style-name="T13"> at the start of the walk to 1.0 after </text:span><text:span text:style-name="T15">MetStartSave</text:span><text:span text:style-name="T13"> Metropolis samples have been accepted, and </text:span><text:span text:style-name="T15">metrop_dx[nHypo]</text:span><text:span text:style-name="T13"> varies as a function of the rate of acceptance of Metropolis samples, with a minimum value of </text:span><text:span text:style-name="T15">MetStepMin</text:span><text:span text:style-name="T13"> (see </text:span><text:span text:style-name="T13">control file → </text:span><text:span text:style-name="T15">DLOC_SEARCH</text:span><text:span text:style-name="T13">).</text:span></text:p>
      <text:list xml:id="list1024471551" text:continue-numbering="true" text:style-name="L4">
        <text:list-item>
          <text:p text:style-name="P24">Save the final, best locations, PDF scatter files, location statistics, etc.; write differential time event links to plot file (<text:span text:style-name="T14">*_DiffTimeLinks.xyz</text:span>).</text:p>
        </text:list-item>
      </text:list>
      <text:p text:style-name="P12"/>
      <text:h text:style-name="P17" text:outline-level="1"><text:span text:style-name="T3">References</text:span><text:span text:style-name="T6"> </text:span></text:h>
      <text:p text:style-name="P9">Got,J.-L., J.Frèchet,and F.W.Klein(1994), Deep fault plane geometry inferred from multiplet relative location beneath the south flank of the Kilauea, J. Geophys. Res., 99(B8), 15,375–15,386.</text:p>
      <text:p text:style-name="P9">Lomax, A., A. Michelini, A. Curtis (2009). Earthquake Location, Direct, Global-SearchMethods, in <text:span text:style-name="T8">Encyclopedia of Complexity and Systems Science</text:span>, Part 5, 2449-2473, ed. Meyers, A., Springer, New York, doi: 10.1007/978-0-387-30440-3_150.</text:p>
      <text:p text:style-name="P9">Lomax, A., J. Virieux, P. Volant and C. Berge, (2000), Probabilistic earthquake location in 3D and layered models: Introduction of a Metropolis-Gibbs method and comparison with linear locations, in Advances in Seismic Event Location, Thurber, C.H., and N. Rabinowitz (eds.), Kluwer, Amsterdam, 101-134.</text:p>
      <text:p text:style-name="P9">Mosegaard, K., and Tarantola, A., 1995. Monte Carlo sampling of solutions to inverse problems, J. Geophys. Res., 100, 12431-12447.</text:p>
      <text:p text:style-name="P9">Waldhauser, F., and W. L. Ellsworth (2000), A double-difference earth- quake location algorithm: Method and application to the northern Hayward fault, <text:span text:style-name="T8">Bull. Seismol. Soc. Am.</text:span>, 90, 1353–1368. </text:p>
      <text:p text:style-name="P9">Waldhauser, F. (2001), hypoDD-A Program to Compute Double-Difference Hypocenter Locations, <text:span text:style-name="T8">U.S. Geol. Surv. Open File Rep.</text:span> 01-113, 25 p.</text:p>
      <text:p text:style-name="P12"/>
      <text:h text:style-name="P17" text:outline-level="1"><text:span text:style-name="T2">Revision History Notes</text:span> </text:h>
      <text:p text:style-name="P10">See NonLinLoc distribution change notes: CHANGE_NOTES.txt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Times New Roman" svg:font-family="'Times New Roman'"/>
    <style:font-face style:name="Times New Roman3" svg:font-family="'Times New Roman'" style:font-adornments="Regular" style:font-family-generic="roman"/>
    <style:font-face style:name="Andale Mono" svg:font-family="'Andale Mono'" style:font-family-generic="modern" style:font-pitch="fixed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4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1" draw:display-name="Hatch 101" draw:style="single" draw:color="#000000" draw:distance="0.011cm" draw:rotation="0"/>
    <draw:hatch draw:name="Hatch_20_102" draw:display-name="Hatch 102" draw:style="single" draw:color="#000000" draw:distance="0.011cm" draw:rotation="0"/>
    <draw:hatch draw:name="Hatch_20_103" draw:display-name="Hatch 103" draw:style="single" draw:color="#000000" draw:distance="0.011cm" draw:rotation="0"/>
    <draw:hatch draw:name="Hatch_20_104" draw:display-name="Hatch 104" draw:style="single" draw:color="#000000" draw:distance="0.011cm" draw:rotation="0"/>
    <draw:hatch draw:name="Hatch_20_105" draw:display-name="Hatch 105" draw:style="single" draw:color="#000000" draw:distance="0.011cm" draw:rotation="0"/>
    <draw:hatch draw:name="Hatch_20_106" draw:display-name="Hatch 106" draw:style="single" draw:color="#000000" draw:distance="0.011cm" draw:rotation="0"/>
    <draw:hatch draw:name="Hatch_20_107" draw:display-name="Hatch 107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11cm" draw:rotation="0"/>
    <draw:hatch draw:name="Hatch_20_111" draw:display-name="Hatch 111" draw:style="single" draw:color="#000000" draw:distance="0.011cm" draw:rotation="0"/>
    <draw:hatch draw:name="Hatch_20_112" draw:display-name="Hatch 112" draw:style="single" draw:color="#000000" draw:distance="0.011cm" draw:rotation="0"/>
    <draw:hatch draw:name="Hatch_20_113" draw:display-name="Hatch 113" draw:style="single" draw:color="#000000" draw:distance="0.011cm" draw:rotation="0"/>
    <draw:hatch draw:name="Hatch_20_114" draw:display-name="Hatch 114" draw:style="single" draw:color="#000000" draw:distance="0.011cm" draw:rotation="0"/>
    <draw:hatch draw:name="Hatch_20_115" draw:display-name="Hatch 115" draw:style="single" draw:color="#000000" draw:distance="0.011cm" draw:rotation="0"/>
    <draw:hatch draw:name="Hatch_20_116" draw:display-name="Hatch 116" draw:style="single" draw:color="#000000" draw:distance="0.011cm" draw:rotation="0"/>
    <draw:hatch draw:name="Hatch_20_117" draw:display-name="Hatch 117" draw:style="single" draw:color="#000000" draw:distance="0.011cm" draw:rotation="0"/>
    <draw:hatch draw:name="Hatch_20_118" draw:display-name="Hatch 118" draw:style="single" draw:color="#000000" draw:distance="0.011cm" draw:rotation="0"/>
    <draw:hatch draw:name="Hatch_20_119" draw:display-name="Hatch 11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11cm" draw:rotation="0"/>
    <draw:hatch draw:name="Hatch_20_121" draw:display-name="Hatch 121" draw:style="single" draw:color="#000000" draw:distance="0.011cm" draw:rotation="0"/>
    <draw:hatch draw:name="Hatch_20_122" draw:display-name="Hatch 122" draw:style="single" draw:color="#000000" draw:distance="0.011cm" draw:rotation="0"/>
    <draw:hatch draw:name="Hatch_20_123" draw:display-name="Hatch 123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8" draw:display-name="Hatch 128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6" draw:display-name="Hatch 136" draw:style="single" draw:color="#000000" draw:distance="0.011cm" draw:rotation="0"/>
    <draw:hatch draw:name="Hatch_20_137" draw:display-name="Hatch 137" draw:style="single" draw:color="#000000" draw:distance="0.011cm" draw:rotation="0"/>
    <draw:hatch draw:name="Hatch_20_138" draw:display-name="Hatch 138" draw:style="single" draw:color="#000000" draw:distance="0.011cm" draw:rotation="0"/>
    <draw:hatch draw:name="Hatch_20_139" draw:display-name="Hatch 13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5" draw:display-name="Hatch 15" draw:style="single" draw:color="#000000" draw:distance="0.011cm" draw:rotation="0"/>
    <draw:hatch draw:name="Hatch_20_16" draw:display-name="Hatch 16" draw:style="single" draw:color="#000000" draw:distance="0.011cm" draw:rotation="0"/>
    <draw:hatch draw:name="Hatch_20_17" draw:display-name="Hatch 17" draw:style="single" draw:color="#000000" draw:distance="0.011cm" draw:rotation="0"/>
    <draw:hatch draw:name="Hatch_20_18" draw:display-name="Hatch 18" draw:style="single" draw:color="#000000" draw:distance="0.011cm" draw:rotation="0"/>
    <draw:hatch draw:name="Hatch_20_19" draw:display-name="Hatch 19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11cm" draw:rotation="0"/>
    <draw:hatch draw:name="Hatch_20_24" draw:display-name="Hatch 24" draw:style="single" draw:color="#000000" draw:distance="0.011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8" draw:display-name="Hatch 28" draw:style="single" draw:color="#000000" draw:distance="0.011cm" draw:rotation="0"/>
    <draw:hatch draw:name="Hatch_20_29" draw:display-name="Hatch 29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2" draw:display-name="Hatch 32" draw:style="single" draw:color="#000000" draw:distance="0.011cm" draw:rotation="0"/>
    <draw:hatch draw:name="Hatch_20_33" draw:display-name="Hatch 33" draw:style="single" draw:color="#000000" draw:distance="0.011cm" draw:rotation="0"/>
    <draw:hatch draw:name="Hatch_20_34" draw:display-name="Hatch 34" draw:style="single" draw:color="#000000" draw:distance="0.011cm" draw:rotation="0"/>
    <draw:hatch draw:name="Hatch_20_35" draw:display-name="Hatch 35" draw:style="single" draw:color="#000000" draw:distance="0.011cm" draw:rotation="0"/>
    <draw:hatch draw:name="Hatch_20_36" draw:display-name="Hatch 36" draw:style="single" draw:color="#000000" draw:distance="0.01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11cm" draw:rotation="0"/>
    <draw:hatch draw:name="Hatch_20_58" draw:display-name="Hatch 58" draw:style="single" draw:color="#000000" draw:distance="0.011cm" draw:rotation="0"/>
    <draw:hatch draw:name="Hatch_20_59" draw:display-name="Hatch 59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11cm" draw:rotation="0"/>
    <draw:hatch draw:name="Hatch_20_61" draw:display-name="Hatch 61" draw:style="single" draw:color="#000000" draw:distance="0.011cm" draw:rotation="0"/>
    <draw:hatch draw:name="Hatch_20_62" draw:display-name="Hatch 62" draw:style="single" draw:color="#000000" draw:distance="0.011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11cm" draw:rotation="0"/>
    <draw:hatch draw:name="Hatch_20_69" draw:display-name="Hatch 69" draw:style="single" draw:color="#000000" draw:distance="0.011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11cm" draw:rotation="0"/>
    <draw:hatch draw:name="Hatch_20_71" draw:display-name="Hatch 71" draw:style="single" draw:color="#000000" draw:distance="0.011cm" draw:rotation="0"/>
    <draw:hatch draw:name="Hatch_20_72" draw:display-name="Hatch 72" draw:style="single" draw:color="#000000" draw:distance="0.011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11cm" draw:rotation="0"/>
    <draw:hatch draw:name="Hatch_20_77" draw:display-name="Hatch 77" draw:style="single" draw:color="#000000" draw:distance="0.011cm" draw:rotation="0"/>
    <draw:hatch draw:name="Hatch_20_78" draw:display-name="Hatch 78" draw:style="single" draw:color="#000000" draw:distance="0.011cm" draw:rotation="0"/>
    <draw:hatch draw:name="Hatch_20_79" draw:display-name="Hatch 79" draw:style="single" draw:color="#000000" draw:distance="0.011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1" draw:display-name="Hatch 91" draw:style="single" draw:color="#000000" draw:distance="0.011cm" draw:rotation="0"/>
    <draw:hatch draw:name="Hatch_20_92" draw:display-name="Hatch 92" draw:style="single" draw:color="#000000" draw:distance="0.011cm" draw:rotation="0"/>
    <draw:hatch draw:name="Hatch_20_93" draw:display-name="Hatch 93" draw:style="single" draw:color="#000000" draw:distance="0.011cm" draw:rotation="0"/>
    <draw:hatch draw:name="Hatch_20_94" draw:display-name="Hatch 94" draw:style="single" draw:color="#000000" draw:distance="0.011cm" draw:rotation="0"/>
    <draw:hatch draw:name="Hatch_20_95" draw:display-name="Hatch 95" draw:style="single" draw:color="#000000" draw:distance="0.011cm" draw:rotation="0"/>
    <draw:hatch draw:name="Hatch_20_96" draw:display-name="Hatch 96" draw:style="single" draw:color="#000000" draw:distance="0.011cm" draw:rotation="0"/>
    <draw:hatch draw:name="Hatch_20_97" draw:display-name="Hatch 97" draw:style="single" draw:color="#000000" draw:distance="0.011cm" draw:rotation="0"/>
    <draw:hatch draw:name="Hatch_20_98" draw:display-name="Hatch 98" draw:style="single" draw:color="#000000" draw:distance="0.011cm" draw:rotation="0"/>
    <draw:hatch draw:name="Hatch_20_99" draw:display-name="Hatch 99" draw:style="single" draw:color="#000000" draw:distance="0.011cm" draw:rotation="0"/>
    <draw:fill-image draw:name="Bitmape_20_5" draw:display-name="Bitmape 5" xlink:href="Pictures/10000000000000200000002000309F1C.png" xlink:type="simple" xlink:show="embed" xlink:actuate="onLoad"/>
    <draw:marker draw:name="Square_20_45" draw:display-name="Square 45" svg:viewBox="0 0 1131 1131" svg:d="m0 564 564 567 567-567-567-564z"/>
    <draw:marker draw:name="Symmetric_20_Arrow" draw:display-name="Symmetric Arrow" svg:viewBox="0 0 1131 902" svg:d="m564 0-564 902h1131z"/>
    <draw:stroke-dash draw:name="Dash_20_1" draw:display-name="Dash 1" draw:style="rect" draw:dots1="1" draw:dots1-length="0.011cm" draw:dots2="1" draw:dots2-length="0.011cm" draw:distance="0.011cm"/>
    <draw:stroke-dash draw:name="Dash_20_10" draw:display-name="Dash 10" draw:style="rect" draw:dots1="1" draw:dots1-length="0.011cm" draw:dots2="1" draw:dots2-length="0.011cm" draw:distance="0.011cm"/>
    <draw:stroke-dash draw:name="Dash_20_100" draw:display-name="Dash 100" draw:style="rect" draw:dots1="1" draw:dots1-length="0.011cm" draw:dots2="1" draw:dots2-length="0.011cm" draw:distance="0.011cm"/>
    <draw:stroke-dash draw:name="Dash_20_101" draw:display-name="Dash 101" draw:style="rect" draw:dots1="1" draw:dots1-length="0.011cm" draw:dots2="1" draw:dots2-length="0.011cm" draw:distance="0.011cm"/>
    <draw:stroke-dash draw:name="Dash_20_102" draw:display-name="Dash 102" draw:style="rect" draw:dots1="1" draw:dots1-length="0.011cm" draw:dots2="1" draw:dots2-length="0.011cm" draw:distance="0.011cm"/>
    <draw:stroke-dash draw:name="Dash_20_103" draw:display-name="Dash 103" draw:style="rect" draw:dots1="1" draw:dots1-length="0.011cm" draw:dots2="1" draw:dots2-length="0.011cm" draw:distance="0.011cm"/>
    <draw:stroke-dash draw:name="Dash_20_104" draw:display-name="Dash 104" draw:style="rect" draw:dots1="1" draw:dots1-length="0.011cm" draw:dots2="1" draw:dots2-length="0.011cm" draw:distance="0.011cm"/>
    <draw:stroke-dash draw:name="Dash_20_105" draw:display-name="Dash 105" draw:style="rect" draw:dots1="1" draw:dots1-length="0.011cm" draw:dots2="1" draw:dots2-length="0.011cm" draw:distance="0.011cm"/>
    <draw:stroke-dash draw:name="Dash_20_106" draw:display-name="Dash 106" draw:style="rect" draw:dots1="1" draw:dots1-length="0.011cm" draw:dots2="1" draw:dots2-length="0.011cm" draw:distance="0.011cm"/>
    <draw:stroke-dash draw:name="Dash_20_107" draw:display-name="Dash 107" draw:style="rect" draw:dots1="1" draw:dots1-length="0.011cm" draw:dots2="1" draw:dots2-length="0.011cm" draw:distance="0.011cm"/>
    <draw:stroke-dash draw:name="Dash_20_108" draw:display-name="Dash 108" draw:style="rect" draw:dots1="1" draw:dots1-length="0.011cm" draw:dots2="1" draw:dots2-length="0.011cm" draw:distance="0.011cm"/>
    <draw:stroke-dash draw:name="Dash_20_109" draw:display-name="Dash 109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10" draw:display-name="Dash 110" draw:style="rect" draw:dots1="1" draw:dots1-length="0.011cm" draw:dots2="1" draw:dots2-length="0.011cm" draw:distance="0.011cm"/>
    <draw:stroke-dash draw:name="Dash_20_111" draw:display-name="Dash 111" draw:style="rect" draw:dots1="1" draw:dots1-length="0.011cm" draw:dots2="1" draw:dots2-length="0.011cm" draw:distance="0.011cm"/>
    <draw:stroke-dash draw:name="Dash_20_112" draw:display-name="Dash 112" draw:style="rect" draw:dots1="1" draw:dots1-length="0.011cm" draw:dots2="1" draw:dots2-length="0.011cm" draw:distance="0.011cm"/>
    <draw:stroke-dash draw:name="Dash_20_113" draw:display-name="Dash 113" draw:style="rect" draw:dots1="1" draw:dots1-length="0.011cm" draw:dots2="1" draw:dots2-length="0.011cm" draw:distance="0.011cm"/>
    <draw:stroke-dash draw:name="Dash_20_114" draw:display-name="Dash 114" draw:style="rect" draw:dots1="1" draw:dots1-length="0.011cm" draw:dots2="1" draw:dots2-length="0.011cm" draw:distance="0.011cm"/>
    <draw:stroke-dash draw:name="Dash_20_115" draw:display-name="Dash 115" draw:style="rect" draw:dots1="1" draw:dots1-length="0.011cm" draw:dots2="1" draw:dots2-length="0.011cm" draw:distance="0.011cm"/>
    <draw:stroke-dash draw:name="Dash_20_116" draw:display-name="Dash 116" draw:style="rect" draw:dots1="1" draw:dots1-length="0.011cm" draw:dots2="1" draw:dots2-length="0.011cm" draw:distance="0.011cm"/>
    <draw:stroke-dash draw:name="Dash_20_117" draw:display-name="Dash 117" draw:style="rect" draw:dots1="1" draw:dots1-length="0.011cm" draw:dots2="1" draw:dots2-length="0.011cm" draw:distance="0.011cm"/>
    <draw:stroke-dash draw:name="Dash_20_118" draw:display-name="Dash 118" draw:style="rect" draw:dots1="1" draw:dots1-length="0.011cm" draw:dots2="1" draw:dots2-length="0.011cm" draw:distance="0.011cm"/>
    <draw:stroke-dash draw:name="Dash_20_119" draw:display-name="Dash 119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20" draw:display-name="Dash 120" draw:style="rect" draw:dots1="1" draw:dots1-length="0.011cm" draw:dots2="1" draw:dots2-length="0.011cm" draw:distance="0.011cm"/>
    <draw:stroke-dash draw:name="Dash_20_121" draw:display-name="Dash 121" draw:style="rect" draw:dots1="1" draw:dots1-length="0.011cm" draw:dots2="1" draw:dots2-length="0.011cm" draw:distance="0.011cm"/>
    <draw:stroke-dash draw:name="Dash_20_122" draw:display-name="Dash 122" draw:style="rect" draw:dots1="1" draw:dots1-length="0.011cm" draw:dots2="1" draw:dots2-length="0.011cm" draw:distance="0.011cm"/>
    <draw:stroke-dash draw:name="Dash_20_123" draw:display-name="Dash 123" draw:style="rect" draw:dots1="1" draw:dots1-length="0.011cm" draw:dots2="1" draw:dots2-length="0.011cm" draw:distance="0.011cm"/>
    <draw:stroke-dash draw:name="Dash_20_124" draw:display-name="Dash 124" draw:style="rect" draw:dots1="1" draw:dots1-length="0.011cm" draw:dots2="1" draw:dots2-length="0.011cm" draw:distance="0.011cm"/>
    <draw:stroke-dash draw:name="Dash_20_125" draw:display-name="Dash 125" draw:style="rect" draw:dots1="1" draw:dots1-length="0.011cm" draw:dots2="1" draw:dots2-length="0.011cm" draw:distance="0.011cm"/>
    <draw:stroke-dash draw:name="Dash_20_126" draw:display-name="Dash 126" draw:style="rect" draw:dots1="1" draw:dots1-length="0.011cm" draw:dots2="1" draw:dots2-length="0.011cm" draw:distance="0.011cm"/>
    <draw:stroke-dash draw:name="Dash_20_127" draw:display-name="Dash 127" draw:style="rect" draw:dots1="1" draw:dots1-length="0.011cm" draw:dots2="1" draw:dots2-length="0.011cm" draw:distance="0.011cm"/>
    <draw:stroke-dash draw:name="Dash_20_128" draw:display-name="Dash 128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27" draw:display-name="Dash 27" draw:style="rect" draw:dots1="1" draw:dots1-length="0.011cm" draw:dots2="1" draw:dots2-length="0.011cm" draw:distance="0.011cm"/>
    <draw:stroke-dash draw:name="Dash_20_28" draw:display-name="Dash 28" draw:style="rect" draw:dots1="1" draw:dots1-length="0.011cm" draw:dots2="1" draw:dots2-length="0.011cm" draw:distance="0.011cm"/>
    <draw:stroke-dash draw:name="Dash_20_29" draw:display-name="Dash 29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30" draw:display-name="Dash 30" draw:style="rect" draw:dots1="1" draw:dots1-length="0.011cm" draw:dots2="1" draw:dots2-length="0.011cm" draw:distance="0.011cm"/>
    <draw:stroke-dash draw:name="Dash_20_31" draw:display-name="Dash 31" draw:style="rect" draw:dots1="1" draw:dots1-length="0.011cm" draw:dots2="1" draw:dots2-length="0.011cm" draw:distance="0.011cm"/>
    <draw:stroke-dash draw:name="Dash_20_32" draw:display-name="Dash 32" draw:style="rect" draw:dots1="1" draw:dots1-length="0.011cm" draw:dots2="1" draw:dots2-length="0.011cm" draw:distance="0.011cm"/>
    <draw:stroke-dash draw:name="Dash_20_33" draw:display-name="Dash 33" draw:style="rect" draw:dots1="1" draw:dots1-length="0.011cm" draw:dots2="1" draw:dots2-length="0.011cm" draw:distance="0.011cm"/>
    <draw:stroke-dash draw:name="Dash_20_34" draw:display-name="Dash 34" draw:style="rect" draw:dots1="1" draw:dots1-length="0.011cm" draw:dots2="1" draw:dots2-length="0.011cm" draw:distance="0.011cm"/>
    <draw:stroke-dash draw:name="Dash_20_35" draw:display-name="Dash 35" draw:style="rect" draw:dots1="1" draw:dots1-length="0.011cm" draw:dots2="1" draw:dots2-length="0.011cm" draw:distance="0.011cm"/>
    <draw:stroke-dash draw:name="Dash_20_36" draw:display-name="Dash 36" draw:style="rect" draw:dots1="1" draw:dots1-length="0.011cm" draw:dots2="1" draw:dots2-length="0.011cm" draw:distance="0.011cm"/>
    <draw:stroke-dash draw:name="Dash_20_37" draw:display-name="Dash 37" draw:style="rect" draw:dots1="1" draw:dots1-length="0.011cm" draw:dots2="1" draw:dots2-length="0.011cm" draw:distance="0.011cm"/>
    <draw:stroke-dash draw:name="Dash_20_38" draw:display-name="Dash 38" draw:style="rect" draw:dots1="1" draw:dots1-length="0.011cm" draw:dots2="1" draw:dots2-length="0.011cm" draw:distance="0.011cm"/>
    <draw:stroke-dash draw:name="Dash_20_39" draw:display-name="Dash 39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40" draw:display-name="Dash 40" draw:style="rect" draw:dots1="1" draw:dots1-length="0.011cm" draw:dots2="1" draw:dots2-length="0.011cm" draw:distance="0.011cm"/>
    <draw:stroke-dash draw:name="Dash_20_41" draw:display-name="Dash 41" draw:style="rect" draw:dots1="1" draw:dots1-length="0.011cm" draw:dots2="1" draw:dots2-length="0.011cm" draw:distance="0.011cm"/>
    <draw:stroke-dash draw:name="Dash_20_42" draw:display-name="Dash 42" draw:style="rect" draw:dots1="1" draw:dots1-length="0.011cm" draw:dots2="1" draw:dots2-length="0.011cm" draw:distance="0.011cm"/>
    <draw:stroke-dash draw:name="Dash_20_43" draw:display-name="Dash 43" draw:style="rect" draw:dots1="1" draw:dots1-length="0.011cm" draw:dots2="1" draw:dots2-length="0.011cm" draw:distance="0.011cm"/>
    <draw:stroke-dash draw:name="Dash_20_44" draw:display-name="Dash 44" draw:style="rect" draw:dots1="1" draw:dots1-length="0.011cm" draw:dots2="1" draw:dots2-length="0.011cm" draw:distance="0.011cm"/>
    <draw:stroke-dash draw:name="Dash_20_45" draw:display-name="Dash 45" draw:style="rect" draw:dots1="1" draw:dots1-length="0.011cm" draw:dots2="1" draw:dots2-length="0.011cm" draw:distance="0.011cm"/>
    <draw:stroke-dash draw:name="Dash_20_46" draw:display-name="Dash 46" draw:style="rect" draw:dots1="1" draw:dots1-length="0.011cm" draw:dots2="1" draw:dots2-length="0.011cm" draw:distance="0.011cm"/>
    <draw:stroke-dash draw:name="Dash_20_47" draw:display-name="Dash 47" draw:style="rect" draw:dots1="1" draw:dots1-length="0.011cm" draw:dots2="1" draw:dots2-length="0.011cm" draw:distance="0.011cm"/>
    <draw:stroke-dash draw:name="Dash_20_48" draw:display-name="Dash 48" draw:style="rect" draw:dots1="1" draw:dots1-length="0.011cm" draw:dots2="1" draw:dots2-length="0.011cm" draw:distance="0.011cm"/>
    <draw:stroke-dash draw:name="Dash_20_49" draw:display-name="Dash 49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50" draw:display-name="Dash 50" draw:style="rect" draw:dots1="1" draw:dots1-length="0.011cm" draw:dots2="1" draw:dots2-length="0.011cm" draw:distance="0.011cm"/>
    <draw:stroke-dash draw:name="Dash_20_51" draw:display-name="Dash 51" draw:style="rect" draw:dots1="1" draw:dots1-length="0.011cm" draw:dots2="1" draw:dots2-length="0.011cm" draw:distance="0.011cm"/>
    <draw:stroke-dash draw:name="Dash_20_52" draw:display-name="Dash 52" draw:style="rect" draw:dots1="1" draw:dots1-length="0.011cm" draw:dots2="1" draw:dots2-length="0.011cm" draw:distance="0.011cm"/>
    <draw:stroke-dash draw:name="Dash_20_53" draw:display-name="Dash 53" draw:style="rect" draw:dots1="1" draw:dots1-length="0.011cm" draw:dots2="1" draw:dots2-length="0.011cm" draw:distance="0.011cm"/>
    <draw:stroke-dash draw:name="Dash_20_54" draw:display-name="Dash 54" draw:style="rect" draw:dots1="1" draw:dots1-length="0.011cm" draw:dots2="1" draw:dots2-length="0.011cm" draw:distance="0.011cm"/>
    <draw:stroke-dash draw:name="Dash_20_55" draw:display-name="Dash 55" draw:style="rect" draw:dots1="1" draw:dots1-length="0.011cm" draw:dots2="1" draw:dots2-length="0.011cm" draw:distance="0.011cm"/>
    <draw:stroke-dash draw:name="Dash_20_56" draw:display-name="Dash 56" draw:style="rect" draw:dots1="1" draw:dots1-length="0.011cm" draw:dots2="1" draw:dots2-length="0.011cm" draw:distance="0.011cm"/>
    <draw:stroke-dash draw:name="Dash_20_57" draw:display-name="Dash 57" draw:style="rect" draw:dots1="1" draw:dots1-length="0.011cm" draw:dots2="1" draw:dots2-length="0.011cm" draw:distance="0.011cm"/>
    <draw:stroke-dash draw:name="Dash_20_58" draw:display-name="Dash 58" draw:style="rect" draw:dots1="1" draw:dots1-length="0.011cm" draw:dots2="1" draw:dots2-length="0.011cm" draw:distance="0.011cm"/>
    <draw:stroke-dash draw:name="Dash_20_59" draw:display-name="Dash 59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60" draw:display-name="Dash 60" draw:style="rect" draw:dots1="1" draw:dots1-length="0.011cm" draw:dots2="1" draw:dots2-length="0.011cm" draw:distance="0.011cm"/>
    <draw:stroke-dash draw:name="Dash_20_61" draw:display-name="Dash 61" draw:style="rect" draw:dots1="1" draw:dots1-length="0.011cm" draw:dots2="1" draw:dots2-length="0.011cm" draw:distance="0.011cm"/>
    <draw:stroke-dash draw:name="Dash_20_62" draw:display-name="Dash 62" draw:style="rect" draw:dots1="1" draw:dots1-length="0.011cm" draw:dots2="1" draw:dots2-length="0.011cm" draw:distance="0.011cm"/>
    <draw:stroke-dash draw:name="Dash_20_63" draw:display-name="Dash 63" draw:style="rect" draw:dots1="1" draw:dots1-length="0.011cm" draw:dots2="1" draw:dots2-length="0.011cm" draw:distance="0.011cm"/>
    <draw:stroke-dash draw:name="Dash_20_64" draw:display-name="Dash 64" draw:style="rect" draw:dots1="1" draw:dots1-length="0.011cm" draw:dots2="1" draw:dots2-length="0.011cm" draw:distance="0.011cm"/>
    <draw:stroke-dash draw:name="Dash_20_65" draw:display-name="Dash 65" draw:style="rect" draw:dots1="1" draw:dots1-length="0.011cm" draw:dots2="1" draw:dots2-length="0.011cm" draw:distance="0.011cm"/>
    <draw:stroke-dash draw:name="Dash_20_66" draw:display-name="Dash 66" draw:style="rect" draw:dots1="1" draw:dots1-length="0.011cm" draw:dots2="1" draw:dots2-length="0.011cm" draw:distance="0.011cm"/>
    <draw:stroke-dash draw:name="Dash_20_67" draw:display-name="Dash 67" draw:style="rect" draw:dots1="1" draw:dots1-length="0.011cm" draw:dots2="1" draw:dots2-length="0.011cm" draw:distance="0.011cm"/>
    <draw:stroke-dash draw:name="Dash_20_68" draw:display-name="Dash 68" draw:style="rect" draw:dots1="1" draw:dots1-length="0.011cm" draw:dots2="1" draw:dots2-length="0.011cm" draw:distance="0.011cm"/>
    <draw:stroke-dash draw:name="Dash_20_69" draw:display-name="Dash 69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70" draw:display-name="Dash 70" draw:style="rect" draw:dots1="1" draw:dots1-length="0.011cm" draw:dots2="1" draw:dots2-length="0.011cm" draw:distance="0.011cm"/>
    <draw:stroke-dash draw:name="Dash_20_71" draw:display-name="Dash 71" draw:style="rect" draw:dots1="1" draw:dots1-length="0.011cm" draw:dots2="1" draw:dots2-length="0.011cm" draw:distance="0.011cm"/>
    <draw:stroke-dash draw:name="Dash_20_72" draw:display-name="Dash 72" draw:style="rect" draw:dots1="1" draw:dots1-length="0.011cm" draw:dots2="1" draw:dots2-length="0.011cm" draw:distance="0.011cm"/>
    <draw:stroke-dash draw:name="Dash_20_73" draw:display-name="Dash 73" draw:style="rect" draw:dots1="1" draw:dots1-length="0.011cm" draw:dots2="1" draw:dots2-length="0.011cm" draw:distance="0.011cm"/>
    <draw:stroke-dash draw:name="Dash_20_74" draw:display-name="Dash 74" draw:style="rect" draw:dots1="1" draw:dots1-length="0.011cm" draw:dots2="1" draw:dots2-length="0.011cm" draw:distance="0.011cm"/>
    <draw:stroke-dash draw:name="Dash_20_75" draw:display-name="Dash 75" draw:style="rect" draw:dots1="1" draw:dots1-length="0.011cm" draw:dots2="1" draw:dots2-length="0.011cm" draw:distance="0.011cm"/>
    <draw:stroke-dash draw:name="Dash_20_76" draw:display-name="Dash 76" draw:style="rect" draw:dots1="1" draw:dots1-length="0.011cm" draw:dots2="1" draw:dots2-length="0.011cm" draw:distance="0.011cm"/>
    <draw:stroke-dash draw:name="Dash_20_77" draw:display-name="Dash 77" draw:style="rect" draw:dots1="1" draw:dots1-length="0.011cm" draw:dots2="1" draw:dots2-length="0.011cm" draw:distance="0.011cm"/>
    <draw:stroke-dash draw:name="Dash_20_78" draw:display-name="Dash 78" draw:style="rect" draw:dots1="1" draw:dots1-length="0.011cm" draw:dots2="1" draw:dots2-length="0.011cm" draw:distance="0.011cm"/>
    <draw:stroke-dash draw:name="Dash_20_79" draw:display-name="Dash 79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80" draw:display-name="Dash 80" draw:style="rect" draw:dots1="1" draw:dots1-length="0.011cm" draw:dots2="1" draw:dots2-length="0.011cm" draw:distance="0.011cm"/>
    <draw:stroke-dash draw:name="Dash_20_81" draw:display-name="Dash 81" draw:style="rect" draw:dots1="1" draw:dots1-length="0.011cm" draw:dots2="1" draw:dots2-length="0.011cm" draw:distance="0.011cm"/>
    <draw:stroke-dash draw:name="Dash_20_82" draw:display-name="Dash 82" draw:style="rect" draw:dots1="1" draw:dots1-length="0.011cm" draw:dots2="1" draw:dots2-length="0.011cm" draw:distance="0.011cm"/>
    <draw:stroke-dash draw:name="Dash_20_83" draw:display-name="Dash 83" draw:style="rect" draw:dots1="1" draw:dots1-length="0.011cm" draw:dots2="1" draw:dots2-length="0.011cm" draw:distance="0.011cm"/>
    <draw:stroke-dash draw:name="Dash_20_84" draw:display-name="Dash 84" draw:style="rect" draw:dots1="1" draw:dots1-length="0.011cm" draw:dots2="1" draw:dots2-length="0.011cm" draw:distance="0.011cm"/>
    <draw:stroke-dash draw:name="Dash_20_85" draw:display-name="Dash 85" draw:style="rect" draw:dots1="1" draw:dots1-length="0.011cm" draw:dots2="1" draw:dots2-length="0.011cm" draw:distance="0.011cm"/>
    <draw:stroke-dash draw:name="Dash_20_86" draw:display-name="Dash 86" draw:style="rect" draw:dots1="1" draw:dots1-length="0.011cm" draw:dots2="1" draw:dots2-length="0.011cm" draw:distance="0.011cm"/>
    <draw:stroke-dash draw:name="Dash_20_87" draw:display-name="Dash 87" draw:style="rect" draw:dots1="1" draw:dots1-length="0.011cm" draw:dots2="1" draw:dots2-length="0.011cm" draw:distance="0.011cm"/>
    <draw:stroke-dash draw:name="Dash_20_88" draw:display-name="Dash 88" draw:style="rect" draw:dots1="1" draw:dots1-length="0.011cm" draw:dots2="1" draw:dots2-length="0.011cm" draw:distance="0.011cm"/>
    <draw:stroke-dash draw:name="Dash_20_89" draw:display-name="Dash 89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draw:stroke-dash draw:name="Dash_20_90" draw:display-name="Dash 90" draw:style="rect" draw:dots1="1" draw:dots1-length="0.011cm" draw:dots2="1" draw:dots2-length="0.011cm" draw:distance="0.011cm"/>
    <draw:stroke-dash draw:name="Dash_20_91" draw:display-name="Dash 91" draw:style="rect" draw:dots1="1" draw:dots1-length="0.011cm" draw:dots2="1" draw:dots2-length="0.011cm" draw:distance="0.011cm"/>
    <draw:stroke-dash draw:name="Dash_20_92" draw:display-name="Dash 92" draw:style="rect" draw:dots1="1" draw:dots1-length="0.011cm" draw:dots2="1" draw:dots2-length="0.011cm" draw:distance="0.011cm"/>
    <draw:stroke-dash draw:name="Dash_20_93" draw:display-name="Dash 93" draw:style="rect" draw:dots1="1" draw:dots1-length="0.011cm" draw:dots2="1" draw:dots2-length="0.011cm" draw:distance="0.011cm"/>
    <draw:stroke-dash draw:name="Dash_20_94" draw:display-name="Dash 94" draw:style="rect" draw:dots1="1" draw:dots1-length="0.011cm" draw:dots2="1" draw:dots2-length="0.011cm" draw:distance="0.011cm"/>
    <draw:stroke-dash draw:name="Dash_20_95" draw:display-name="Dash 95" draw:style="rect" draw:dots1="1" draw:dots1-length="0.011cm" draw:dots2="1" draw:dots2-length="0.011cm" draw:distance="0.011cm"/>
    <draw:stroke-dash draw:name="Dash_20_96" draw:display-name="Dash 96" draw:style="rect" draw:dots1="1" draw:dots1-length="0.011cm" draw:dots2="1" draw:dots2-length="0.011cm" draw:distance="0.011cm"/>
    <draw:stroke-dash draw:name="Dash_20_97" draw:display-name="Dash 97" draw:style="rect" draw:dots1="1" draw:dots1-length="0.011cm" draw:dots2="1" draw:dots2-length="0.011cm" draw:distance="0.011cm"/>
    <draw:stroke-dash draw:name="Dash_20_98" draw:display-name="Dash 98" draw:style="rect" draw:dots1="1" draw:dots1-length="0.011cm" draw:dots2="1" draw:dots2-length="0.011cm" draw:distance="0.011cm"/>
    <draw:stroke-dash draw:name="Dash_20_99" draw:display-name="Dash 99" draw:style="rect" draw:dots1="1" draw:dots1-length="0.011cm" draw:dots2="1" draw:dots2-length="0.011cm" draw:distance="0.011cm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en" fo:country="US" style:font-name-asian="Arial" style:font-size-asian="12pt" style:language-asian="en" style:country-asian="US" style:font-name-complex="Arial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Text_20_body" style:display-name="Text body" style:family="paragraph" style:parent-style-name="Standard" style:class="text">
      <style:paragraph-properties fo:margin-top="0.199cm" fo:margin-bottom="0.199cm" fo:text-align="justify" style:justify-single-word="false"/>
      <style:text-properties style:font-name="Times New Roman1" fo:font-size="12pt" fo:font-weight="normal" style:font-size-asian="12pt" style:font-weight-asian="bold" style:font-size-complex="12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199cm" fo:margin-bottom="0.199cm"/>
      <style:text-properties style:font-name="Times New Roman2" fo:font-size="18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42cm" fo:margin-bottom="0.199cm"/>
      <style:text-properties style:font-name="Times New Roman2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Times New Roman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normal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/>
    </style:style>
    <style:style style:name="Title" style:family="paragraph" style:parent-style-name="Heading" style:next-style-name="Subtitle" style:auto-update="true" style:class="chapter">
      <style:paragraph-properties fo:margin-top="0cm" fo:margin-bottom="0cm" fo:text-align="center" style:justify-single-word="false"/>
      <style:text-properties style:font-name="Times New Roman2"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auto-update="true" style:class="html">
      <style:paragraph-properties fo:margin="100%" fo:margin-left="1cm" fo:margin-right="0cm" fo:margin-top="0cm" fo:margin-bottom="0cm" fo:line-height="100%" fo:text-indent="-0.499cm" style:auto-text-indent="false">
        <style:tab-stops/>
      </style:paragraph-properties>
      <style:text-properties style:font-name="Andale Mono" fo:font-size="10pt" fo:font-weight="normal" style:font-name-asian="Andale Mono" style:font-size-asian="10pt" style:font-name-complex="Andale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text-indent="-1cm" style:auto-text-indent="false">
        <style:tab-stops/>
      </style:paragraph-properties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Teletype" style:family="text">
      <style:text-properties style:font-name="Andale Mono" style:font-name-asian="Andale Mono" style:font-name-complex="Andale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justify" style:justify-single-word="false">
        <style:tab-stops>
          <style:tab-stop style:position="8.498cm" style:type="center"/>
          <style:tab-stop style:position="18.023cm" style:type="right"/>
        </style:tab-stops>
      </style:paragraph-properties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/>
    <style:master-page style:name="HTML" style:page-layout-name="Mpm2">
      <style:footer>
        <text:p text:style-name="MP1">NLDiffLoc – Users Guide<text:tab/><text:tab/><text:date style:data-style-name="N84" text:date-value="2014-05-16T09:35:58.99">2014-05-16</text:date> <text:s text:c="3"/>- <text:s text:c="3"/><text:page-number text:select-page="current">4</text:page-number>/<text:page-count>4</text:page-count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title>autoMwpMwpd Manual</dc:title>
    <meta:initial-creator>Eric Thomas</meta:initial-creator>
    <meta:creation-date>2007-12-11T10:58:44</meta:creation-date>
    <dc:date>2014-05-16T09:35:59</dc:date>
    <dc:language>en-GB</dc:language>
    <meta:editing-cycles>350</meta:editing-cycles>
    <meta:editing-duration>P2DT15H19M50S</meta:editing-duration>
    <dc:creator>Anthony Lomax</dc:creator>
    <meta:document-statistic meta:table-count="0" meta:image-count="0" meta:object-count="3" meta:page-count="4" meta:paragraph-count="65" meta:word-count="1246" meta:character-count="870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ub>
        <mi>L</mi>
        <mi>i</mi>
      </msub>
      <mrow>
        <mrow>
          <mo stretchy="false">(</mo>
          <mrow>
            <mi>x</mi>
            <mi>,</mi>
            <mi>y</mi>
            <mi>,</mi>
            <mi>z</mi>
            <mi>,</mi>
            <mi>t</mi>
          </mrow>
          <mo stretchy="false">)</mo>
        </mrow>
        <mo stretchy="false">=</mo>
        <mi>exp</mi>
      </mrow>
      <mrow>
        <mo stretchy="false">(</mo>
        <mrow>
          <mrow>
            <mo stretchy="false">−</mo>
            <mrow>
              <mfrac>
                <mn>1</mn>
                <mn>2</mn>
              </mfrac>
            </mrow>
          </mrow>
          <mrow>
            <msub>
              <mo stretchy="false">∑</mo>
              <mi>k</mi>
            </msub>
            <mrow>
              <mo stretchy="false">[</mo>
              <mrow>
                <msubsup>
                  <mi>w</mi>
                  <mi>k</mi>
                  <mn>2</mn>
                </msubsup>
                <mfrac>
                  <msup>
                    <mrow>
                      <mo stretchy="false">[</mo>
                      <mrow>
                        <mrow>
                          <msup>
                            <mrow>
                              <mo stretchy="false">(</mo>
                              <mrow>
                                <mrow>
                                  <msubsup>
                                    <mi>t</mi>
                                    <mi>k</mi>
                                    <mi>i</mi>
                                  </msubsup>
                                  <mo stretchy="false">−</mo>
                                  <msubsup>
                                    <mi>t</mi>
                                    <mi>k</mi>
                                    <mi>j</mi>
                                  </msubsup>
                                </mrow>
                              </mrow>
                              <mo stretchy="false">)</mo>
                            </mrow>
                            <mi mathvariant="italic">obs</mi>
                          </msup>
                          <mo stretchy="false">−</mo>
                          <msup>
                            <mrow>
                              <mo stretchy="false">(</mo>
                              <mrow>
                                <mrow>
                                  <msubsup>
                                    <mi>t</mi>
                                    <mi>k</mi>
                                    <mi>i</mi>
                                  </msubsup>
                                  <mo stretchy="false">−</mo>
                                  <msubsup>
                                    <mi>t</mi>
                                    <mi>k</mi>
                                    <mi>j</mi>
                                  </msubsup>
                                </mrow>
                              </mrow>
                              <mo stretchy="false">)</mo>
                            </mrow>
                            <mi mathvariant="italic">cal</mi>
                          </msup>
                        </mrow>
                      </mrow>
                      <mo stretchy="false">]</mo>
                    </mrow>
                    <mn>2</mn>
                  </msup>
                  <mrow>
                    <msup>
                      <mo stretchy="false">σ</mo>
                      <mn>2</mn>
                    </msup>
                    <msup>
                      <mi>T</mi>
                      <mn>2</mn>
                    </msup>
                  </mrow>
                </mfrac>
              </mrow>
              <mo stretchy="false">]</mo>
            </mrow>
          </mrow>
        </mrow>
        <mo stretchy="false">)</mo>
      </mrow>
    </mrow>
    <annotation encoding="StarMath 5.0">L sub i(x,y,z,t) = exp ( - { 1 over 2 }  sum sub k [ w sub k sup 2 [(t sub k sup i - t sub k sup j) sup obs - (t sub k sup i - t sub k sup j) sup cal ] sup 2 over { %sigma  sup 2 T  sup 2 } ] )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ebdings" svg:font-family="Webdings" style:font-adornments="Regular" style:font-pitch="variable" style:font-charset="x-symbol"/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291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0.875cm"/>
    </style:style>
    <style:style style:name="co4" style:family="table-column">
      <style:table-column-properties fo:break-before="auto" style:column-width="11.201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2.055cm"/>
    </style:style>
    <style:style style:name="co7" style:family="table-column">
      <style:table-column-properties fo:break-before="auto" style:column-width="0.52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13cm" fo:break-before="auto" style:use-optimal-row-height="true"/>
    </style:style>
    <style:style style:name="ro4" style:family="table-row">
      <style:table-row-properties style:row-height="0.0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2" style:family="table-cell" style:parent-style-name="Default">
      <style:table-cell-properties fo:background-color="transparent" style:vertical-align="bottom"/>
      <style:text-properties fo:color="#8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3" style:family="table-cell" style:parent-style-name="Default">
      <style:table-cell-properties fo:background-color="transparent" style:vertical-align="bottom"/>
      <style:text-properties fo:color="#8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" style:family="table-cell" style:parent-style-name="Default">
      <style:table-cell-properties fo:background-color="transparent" style:vertical-align="middle"/>
      <style:text-properties fo:color="#8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800000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800000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800000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name-complex="Arial3" style:font-size-complex="8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99" style:text-outline="false" style:text-line-through-style="none" style:font-name="Verdana" fo:font-size="7pt" fo:language="fr" fo:country="FR" fo:font-style="normal" fo:text-shadow="none" style:text-underline-style="none" fo:font-weight="bold" style:font-name-asian="Times New Roman" style:font-size-asian="6.80000019073486pt" style:language-asian="en" style:country-asian="US" style:font-style-asian="normal" style:font-weight-asian="normal" style:font-name-complex="Times New Roman" style:font-size-complex="3.95000004768372pt" style:language-complex="en" style:country-complex="US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99" style:text-outline="false" style:text-line-through-style="none" style:font-name="Verdana" fo:font-size="7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800000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800000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800000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name-complex="Arial3" style:font-size-complex="8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bottom"/>
      <style:paragraph-properties fo:text-align="end" fo:margin-left="0cm" style:writing-mode="page"/>
      <style:text-properties fo:color="#8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8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0000" style:text-outline="false" style:text-line-through-style="none" style:font-name="Verdana" fo:font-size="18pt" fo:font-style="normal" fo:text-shadow="none" style:text-underline-style="none" fo:font-weight="bold" style:font-size-asian="6.80000019073486pt" style:language-asian="en" style:country-asian="US" style:font-style-asian="normal" style:font-weight-asian="normal" style:font-name-complex="Arial2" style:font-size-complex="7.34999990463257pt" style:language-complex="en" style:country-complex="US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99" style:text-outline="false" style:text-line-through-style="none" style:font-name="Verdana" fo:font-size="11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62a91f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name-complex="Arial3" style:font-size-complex="8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62a91f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name-complex="Arial3" style:font-size-complex="8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0000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800000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22" style:family="table-cell" style:parent-style-name="Default">
      <style:table-cell-properties fo:border-bottom="0.002cm solid #000000" fo:background-color="transparent" fo:border-left="none" fo:border-right="none" fo:border-top="none" style:vertical-align="automatic"/>
      <style:text-properties style:font-name="Verdana"/>
    </style:style>
    <style:style style:name="ce23" style:family="table-cell" style:parent-style-name="Default">
      <style:table-cell-properties fo:background-color="transparent" fo:border="none" style:vertical-align="automatic"/>
      <style:text-properties style:font-name="Verdana"/>
    </style:style>
    <style:style style:name="ce2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0000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000099" style:font-name="Webdings" fo:font-size="8pt" fo:font-weight="bold" style:font-name-asian="Webdings" style:font-name-complex="Webdings"/>
    </style:style>
    <style:style style:name="T2" style:family="text">
      <style:text-properties fo:color="#000099" style:font-name="Verdana" fo:font-size="7pt" fo:font-weight="bold"/>
    </style:style>
    <style:style style:name="T3" style:family="text">
      <style:text-properties fo:color="#000099" style:font-name="Webdings" fo:font-size="7pt" fo:font-weight="bold" style:font-name-asian="Webdings" style:font-name-complex="Webdings"/>
    </style:style>
    <style:style style:name="T4" style:family="text">
      <style:text-properties fo:color="#e30000" style:font-name="Verdana" fo:font-size="18pt" fo:language="en" fo:country="GB" fo:font-style="normal" fo:font-weight="bold" style:language-asian="en" style:country-asian="US" style:font-size-complex="7.40000009536743pt"/>
    </style:style>
    <style:style style:name="T5" style:family="text">
      <style:text-properties fo:color="#efa700" style:font-name="Verdana" fo:font-size="18pt" fo:language="en" fo:country="GB" fo:font-style="normal" fo:font-weight="bold" style:language-asian="en" style:country-asian="US" style:font-size-complex="7.40000009536743pt"/>
    </style:style>
  </office:automatic-styles>
  <office:body>
    <office:spreadsheet>
      <table:calculation-settings table:case-sensitive="false" table:automatic-find-labels="false" table:use-regular-expressions="false"/>
      <table:table table:name="Locat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13"/>
        <table:table-column table:style-name="co4" table:default-cell-style-name="ce16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row table:style-name="ro1">
          <table:table-cell>
            <draw:frame table:end-cell-address="Locat.C7" table:end-x="0.702cm" table:end-y="0.163cm" draw:z-index="0" draw:name="Graphics 1" draw:style-name="gr1" draw:text-style-name="P1" svg:width="1.491cm" svg:height="2.677cm" svg:x="0cm" svg:y="0.001cm">
              <draw:image xlink:href="Pictures/100000000000013F00000200187FAE2C.gif" xlink:type="simple" xlink:show="embed" xlink:actuate="onLoad">
                <text:p/>
              </draw:image>
            </draw:frame>
          </table:table-cell>
          <table:table-cell table:style-name="ce5"/>
          <table:table-cell table:style-name="ce11"/>
          <table:table-cell office:value-type="string">
            <text:p><text:span text:style-name="T4">ALomax </text:span><text:span text:style-name="T5">scientific</text:span></text:p>
          </table:table-cell>
          <table:table-cell table:number-columns-repeated="3"/>
        </table:table-row>
        <table:table-row table:style-name="ro2">
          <table:table-cell/>
          <table:table-cell table:style-name="ce6"/>
          <table:table-cell table:style-name="ce12"/>
          <table:table-cell table:style-name="ce17" office:value-type="string">
            <text:p>seismology · scientific software</text:p>
          </table:table-cell>
          <table:table-cell table:style-name="ce21"/>
          <table:table-cell table:style-name="ce24" table:number-columns-repeated="2"/>
        </table:table-row>
        <table:table-row table:style-name="ro3">
          <table:table-cell table:number-columns-repeated="3"/>
          <table:table-cell table:style-name="ce18" office:value-type="string">
            <text:p>real-time seismology · earthquake location · optimisation · visualisation · Java · internet</text:p>
          </table:table-cell>
          <table:table-cell table:style-name="ce22" table:number-columns-repeated="3"/>
        </table:table-row>
        <table:table-row table:style-name="ro4">
          <table:table-cell table:number-columns-repeated="3"/>
          <table:table-cell table:style-name="ce19"/>
          <table:table-cell table:style-name="ce23" table:number-columns-repeated="3"/>
        </table:table-row>
        <table:table-row table:style-name="ro3">
          <table:table-cell table:style-name="ce2"/>
          <table:table-cell table:style-name="ce8" office:value-type="string" table:number-columns-spanned="6" table:number-rows-spanned="1">
            <text:p>161 Allée du Micocoulier · 06370 Mouans-Sartoux · France</text:p>
          </table:table-cell>
          <table:covered-table-cell table:number-columns-repeated="5" table:style-name="ce14"/>
        </table:table-row>
        <table:table-row table:style-name="ro3">
          <table:table-cell table:style-name="ce3"/>
          <table:table-cell table:style-name="ce9" office:value-type="string" table:number-columns-spanned="6" table:number-rows-spanned="1">
            <text:p><text:span text:style-name="T1"></text:span><text:span text:style-name="T2"> </text:span><text:span text:style-name="T2">+33 (0)4 93 75 25 02 <text:s text:c="3"/></text:span><text:span text:style-name="T1"></text:span><text:span text:style-name="T2"> anthony@alomax.net <text:s text:c="3"/></text:span><text:span text:style-name="T3"></text:span><text:span text:style-name="T2"> www.alomax.net/alss</text:span></text:p>
          </table:table-cell>
          <table:covered-table-cell table:number-columns-repeated="5" table:style-name="ce15"/>
        </table:table-row>
        <table:table-row table:style-name="ro3">
          <table:table-cell table:style-name="ce4"/>
          <table:table-cell table:style-name="ce10" table:number-columns-spanned="6" table:number-rows-spanned="1"/>
          <table:covered-table-cell table:number-columns-repeated="5" table:style-name="ce10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ebdings" svg:font-family="Webdings" style:font-adornments="Regular" style:font-pitch="variable" style:font-charset="x-symbol"/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2" style:language-asian="en" style:country-asian="US" style:font-name-complex="Arial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Arial" style:font-family-generic="roman" style:font-pitch="variable" fo:font-size="12pt" fo:language="en" fo:country="GB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date-style style:name="N116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118P0" style:volatile="true"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8">
      <number:text>(</number:text>
      <number:number number:decimal-places="2" number:min-integer-digits="1" number:grouping="true"/>
      <number:text> </number:text>
      <number:currency-symbol number:language="ar">€</number:currency-symbol>
      <number:text>)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currency-style style:name="N120">
      <number:number number:decimal-places="2" number:min-integer-digits="1" number:grouping="true"/>
      <number:text> </number:text>
      <number:currency-symbol number:language="ar">€</number:currency-symbol>
    </number:currency-style>
    <number:number-style style:name="N121">
      <number:text>€</number:text>
      <number:number number:decimal-places="0" number:min-integer-digits="1" number:grouping="true"/>
    </number:number-style>
    <number:number-style style:name="N122P0" style:volatile="true">
      <number:text>€</number:text>
      <number:number number:decimal-places="0" number:min-integer-digits="1" number:grouping="true"/>
    </number:number-style>
    <number:number-style style:name="N122">
      <number:text>-€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€</number:text>
      <number:number number:decimal-places="0" number:min-integer-digits="1" number:grouping="true"/>
    </number:number-style>
    <number:number-style style:name="N123">
      <style:text-properties fo:color="#ff0000"/>
      <number:text>-€</number:text>
      <number:number number:decimal-places="0" number:min-integer-digits="1" number:grouping="true"/>
      <style:map style:condition="value()&gt;=0" style:apply-style-name="N123P0"/>
    </number:number-style>
    <number:number-style style:name="N124">
      <number:text>€</number:text>
      <number:number number:decimal-places="2" number:min-integer-digits="1" number:grouping="true"/>
    </number:number-style>
    <number:number-style style:name="N125P0" style:volatile="true">
      <number:text>€</number:text>
      <number:number number:decimal-places="2" number:min-integer-digits="1" number:grouping="true"/>
    </number:number-style>
    <number:number-style style:name="N125">
      <number:text>-€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€</number:text>
      <number:number number:decimal-places="2" number:min-integer-digits="1" number:grouping="true"/>
    </number:number-style>
    <number:number-style style:name="N126">
      <style:text-properties fo:color="#ff0000"/>
      <number:text>-€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</number:text>
      <number:number number:decimal-places="0" number:min-integer-digits="1" number:grouping="true"/>
      <number:text> </number:text>
    </number:number-style>
    <number:number-style style:name="N134P1" style:volatile="true">
      <number:text>-€</number:text>
      <number:number number:decimal-places="0" number:min-integer-digits="1" number:grouping="true"/>
      <number:text> </number:text>
    </number:number-style>
    <number:number-style style:name="N134P2" style:volatile="true">
      <number:text> €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-</number:text>
      <number:number number:decimal-places="2" number:min-integer-digits="1" number:grouping="true"/>
      <number:text> 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€</number:text>
      <number:number number:decimal-places="2" number:min-integer-digits="1" number:grouping="true"/>
      <number:text> </number:text>
    </number:number-style>
    <number:number-style style:name="N142P1" style:volatile="true">
      <number:text>-€</number:text>
      <number:number number:decimal-places="2" number:min-integer-digits="1" number:grouping="true"/>
      <number:text> </number:text>
    </number:number-style>
    <number:number-style style:name="N142P2" style:volatile="true">
      <number:text> €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 (</number:text>
      <number:number number:decimal-places="2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4P0" style:volatile="true">
      <number:number number:decimal-places="2" number:min-integer-digits="1" number:grouping="true"/>
      <number:text>  </number:text>
      <number:currency-symbol number:language="ar">€</number:currency-symbol>
      <number:text> </number:text>
    </number:currency-style>
    <number:currency-style style:name="N164P1" style:volatile="true">
      <number:text> (</number:text>
      <number:number number:decimal-places="2" number:min-integer-digits="1" number:grouping="true"/>
      <number:text>) </number:text>
      <number:currency-symbol number:language="ar">€</number:currency-symbol>
      <number:text> </number:text>
    </number:currency-style>
    <number:currency-style style:name="N164P2" style:volatile="true">
      <number:text> -</number:text>
      <number:number number:decimal-places="0" number:min-integer-digits="0"/>
      <number:text>  </number:text>
      <number:currency-symbol number:language="ar">€</number:currency-symbol>
      <number:text> </number:text>
    </number:currency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5">
      <number:number number:decimal-places="3" number:min-integer-digits="1" number:grouping="true"/>
      <number:text> </number:text>
      <number:currency-symbol number:language="ar">€</number:currency-symbol>
    </number:currency-style>
    <number:number-style style:name="N167P0" style:volatile="true">
      <number:text>Vrai</number:text>
    </number:number-style>
    <number:number-style style:name="N167P1" style:volatile="true">
      <number:text>Vrai</number:text>
    </number:number-style>
    <number:number-style style:name="N167">
      <number:text>Faux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Actif</number:text>
    </number:number-style>
    <number:number-style style:name="N169P1" style:volatile="true">
      <number:text>Actif</number:text>
    </number:number-style>
    <number:number-style style:name="N169">
      <number:text>Inactif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Yes</number:text>
    </number:number-style>
    <number:number-style style:name="N171P1" style:volatile="true">
      <number:text>Yes</number:text>
    </number:number-style>
    <number:number-style style:name="N171">
      <number:text>No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True</number:text>
    </number:number-style>
    <number:number-style style:name="N173P1" style:volatile="true">
      <number:text>True</number:text>
    </number:number-style>
    <number:number-style style:name="N173">
      <number:text>False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On</number:text>
    </number:number-style>
    <number:number-style style:name="N175P1" style:volatile="true">
      <number:text>On</number:text>
    </number:number-style>
    <number:number-style style:name="N175">
      <number:text>Off</number:text>
      <style:map style:condition="value()&gt;0" style:apply-style-name="N175P0"/>
      <style:map style:condition="value()&lt;0" style:apply-style-name="N175P1"/>
    </number:number-style>
    <number:currency-style style:name="N17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7P0"/>
    </number:currency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3">03/12/2007</text:date>, <text:time>12:2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math xmlns="http://www.w3.org/1998/Math/MathML">
  <semantics>
    <mrow>
      <msub>
        <mi>L</mi>
        <mi>i</mi>
      </msub>
      <mrow>
        <mrow>
          <mo stretchy="false">(</mo>
          <mrow>
            <mi>x</mi>
            <mi>,</mi>
            <mi>y</mi>
            <mi>,</mi>
            <mi>z</mi>
            <mi>,</mi>
            <mi>t</mi>
          </mrow>
          <mo stretchy="false">)</mo>
        </mrow>
        <mo stretchy="false">=</mo>
        <mi>exp</mi>
      </mrow>
      <mrow>
        <mo stretchy="false">(</mo>
        <mrow>
          <mrow>
            <mo stretchy="false">−</mo>
            <mrow>
              <msub>
                <mo stretchy="false">∑</mo>
                <mi>k</mi>
              </msub>
              <mrow>
                <mo stretchy="false">[</mo>
                <mrow>
                  <msub>
                    <mi>w</mi>
                    <mi>k</mi>
                  </msub>
                  <mfrac>
                    <mfenced open="∣" close="∣">
                      <mrow>
                        <mrow>
                          <msup>
                            <mrow>
                              <mo stretchy="false">(</mo>
                              <mrow>
                                <mrow>
                                  <msubsup>
                                    <mi>t</mi>
                                    <mi>k</mi>
                                    <mi>i</mi>
                                  </msubsup>
                                  <mo stretchy="false">−</mo>
                                  <msubsup>
                                    <mi>t</mi>
                                    <mi>k</mi>
                                    <mi>j</mi>
                                  </msubsup>
                                </mrow>
                              </mrow>
                              <mo stretchy="false">)</mo>
                            </mrow>
                            <mi mathvariant="italic">obs</mi>
                          </msup>
                          <mo stretchy="false">−</mo>
                          <msup>
                            <mrow>
                              <mo stretchy="false">(</mo>
                              <mrow>
                                <mrow>
                                  <msubsup>
                                    <mi>t</mi>
                                    <mi>k</mi>
                                    <mi>i</mi>
                                  </msubsup>
                                  <mo stretchy="false">−</mo>
                                  <msubsup>
                                    <mi>t</mi>
                                    <mi>k</mi>
                                    <mi>j</mi>
                                  </msubsup>
                                </mrow>
                              </mrow>
                              <mo stretchy="false">)</mo>
                            </mrow>
                            <mi mathvariant="italic">cal</mi>
                          </msup>
                        </mrow>
                      </mrow>
                    </mfenced>
                    <mrow>
                      <mo stretchy="false">σ</mo>
                      <mi>T</mi>
                    </mrow>
                  </mfrac>
                </mrow>
                <mo stretchy="false">]</mo>
              </mrow>
            </mrow>
          </mrow>
        </mrow>
        <mo stretchy="false">)</mo>
      </mrow>
    </mrow>
    <annotation encoding="StarMath 5.0">L sub i(x,y,z,t) = exp ( -  sum sub k [ w sub k abs {(t sub k sup i - t sub k sup j) sup obs - (t sub k sup i - t sub k sup j) sup cal} over { %sigma  T  } ] )</annotation>
  </semantics>
</math>
</file>